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96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100.38mm"/>
    </style:style>
    <style:style style:name="co4" style:family="table-column">
      <style:table-column-properties fo:break-before="auto" style:column-width="8.59mm"/>
    </style:style>
    <style:style style:name="co5" style:family="table-column">
      <style:table-column-properties fo:break-before="auto" style:column-width="112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27.57mm" fo:break-before="auto" style:use-optimal-row-height="true"/>
    </style:style>
    <style:style style:name="ro4" style:family="table-row">
      <style:table-row-properties style:row-height="22.82mm" fo:break-before="auto" style:use-optimal-row-height="true"/>
    </style:style>
    <style:style style:name="ro5" style:family="table-row">
      <style:table-row-properties style:row-height="32.01mm" fo:break-before="auto" style:use-optimal-row-height="true"/>
    </style:style>
    <style:style style:name="ro6" style:family="table-row">
      <style:table-row-properties style:row-height="13.92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23.94mm" fo:break-before="auto" style:use-optimal-row-height="fals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36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f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ff66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table:style-name="ce1" office:value-type="string" calcext:value-type="string">
            <text:p>Fonseca Jorge Manuel</text:p>
          </table:table-cell>
          <table:table-cell table:style-name="ce7"/>
          <table:table-cell table:style-name="ce8" office:value-type="string" calcext:value-type="string">
            <text:p>Correccion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table:style-name="ce1" office:value-type="string" calcext:value-type="string">
            <text:p>Poncho para ECG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table:style-name="ce1" office:value-type="string" calcext:value-type="string">
            <text:p><text:a xlink:href="https://github.com/jorgef34/ECG-CIAA" xlink:type="simple">https://github.com/jorgef34/ECG-CIAA</text:a>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table:style-name="ce1" office:value-type="string" calcext:value-type="string">
            <text:p>CORRECCION PRELIMINAR</text:p>
          </table:table-cell>
          <table:table-cell table:style-name="ce2"/>
          <table:table-cell table:style-name="ce4" office:value-type="string" calcext:value-type="string">
            <text:p>Diego Brengi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table:style-name="ce1" office:value-type="string" calcext:value-type="string">
            <text:p>Bibliotecas</text:p>
          </table:table-cell>
          <table:table-cell table:style-name="ce4" office:value-type="string" calcext:value-type="string">
            <text:p>Ok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Rótulo</text:p>
          </table:table-cell>
          <table:table-cell table:style-name="ce4" office:value-type="string" calcext:value-type="string">
            <text:p>Falta información del autor y la licencia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Jerarquía</text:p>
          </table:table-cell>
          <table:table-cell table:style-name="ce4" office:value-type="string" calcext:value-type="string">
            <text:p>Ok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ampos KiCost</text:p>
          </table:table-cell>
          <table:table-cell table:style-name="ce4" office:value-type="string" calcext:value-type="string">
            <text:p>Ok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1" office:value-type="string" calcext:value-type="string">
            <text:p>Prolijidad conexiones</text:p>
          </table:table-cell>
          <table:table-cell table:style-name="ce4" office:value-type="string" calcext:value-type="string">
            <text:p>Falta limpiar el esquemático. Esta más claro el PCB que el dibujo en el esquemático. Usar las refencias de GND y de 3.3V siempre que se pueda en vez de conectar líneas. Por ejemplo en la parte de R16,17,19,20 y C6,7 parece un circuito complicado y enmarañado y es todo 3,3V y GNDA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1" office:value-type="string" calcext:value-type="string">
            <text:p>Referencias</text:p>
          </table:table-cell>
          <table:table-cell table:style-name="ce4" office:value-type="string" calcext:value-type="string">
            <text:p>Eliminar Sign_Out que no es necesario. Colocar D1 con su propia GNDA, así puesto da una falsa percepción.</text:p>
            <text:p>C5 dibujarlo cerca de los pines 6 y 8 y eliminar RefOut que tampoco sería necesaria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1" office:value-type="string" calcext:value-type="string">
            <text:p>Cometarios</text:p>
          </table:table-cell>
          <table:table-cell table:style-name="ce4" office:value-type="string" calcext:value-type="string">
            <text:p>ERROR SEVERO: Se dibujó el símbolo del integrado según la numeración de patas, eso hace que el esquemático quede complejo y muy cruzado. Se debe dibujar según las funciones de los pines, y pensando en que el esquemático quede lo más claro y simple posible. De hecho así esta dibujado en el ejemplo de la hoja de datos provista.</text:p>
          </table:table-cell>
          <table:table-cell table:style-name="ce7"/>
          <table:table-cell table:style-name="ce9" office:value-type="string" calcext:value-type="string">
            <text:p>Para dibujar el integrado usé el mismo símbolo</text:p>
            <text:p>que la hoja de datos, igual a la figura 66, para </text:p>
            <text:p>que en  haya confusiones de conexión.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Dice que el ejemplo estya sacado de la hoja 66, pero la nota tiene 27 páginas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ERC</text:p>
          </table:table-cell>
          <table:table-cell table:style-name="ce4" office:value-type="string" calcext:value-type="string">
            <text:p>Da un error de ERC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6">
          <table:table-cell table:style-name="ce1" office:value-type="string" calcext:value-type="string">
            <text:p>Asociación</text:p>
          </table:table-cell>
          <table:table-cell table:style-name="ce1" office:value-type="string" calcext:value-type="string">
            <text:p>Configuración bibliotecas</text:p>
          </table:table-cell>
          <table:table-cell table:style-name="ce4" office:value-type="string" calcext:value-type="string">
            <text:p>Asociación Ok, pero no hay biblioteca de footprints cargada. Se podría cargar la biblioteca .pretty del proyecto.</text:p>
          </table:table-cell>
          <table:table-cell table:style-name="ce7"/>
          <table:table-cell table:style-name="ce9" office:value-type="string" calcext:value-type="string">
            <text:p>Esta la carpeta ECG.pretty con todos los</text:p>
            <text:p>Footprints usado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Rótulo</text:p>
          </table:table-cell>
          <table:table-cell table:style-name="ce4" office:value-type="string" calcext:value-type="string">
            <text:p>Falta autor y licencia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Encapsulados</text:p>
          </table:table-cell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7">
          <table:table-cell table:style-name="ce2"/>
          <table:table-cell table:style-name="ce1" office:value-type="string" calcext:value-type="string">
            <text:p>Borde del PCB</text:p>
          </table:table-cell>
          <table:table-cell table:style-name="ce4" office:value-type="string" calcext:value-type="string">
            <text:p>No se tuvo en cuenta la plantilla para por ejemplo dejar libres los leds, o colocar agujeros para poder verlos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Ancho de pistas</text:p>
          </table:table-cell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DRC</text:p>
          </table:table-cell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8">
          <table:table-cell table:style-name="ce2"/>
          <table:table-cell table:style-name="ce1" office:value-type="string" calcext:value-type="string">
            <text:p>Ruteo</text:p>
          </table:table-cell>
          <table:table-cell table:style-name="ce4" office:value-type="string" calcext:value-type="string">
            <text:p>La línea de CH3 se puede rutear casi totalmente en capa superior y de esa forma cortar menos en plano de tierra.</text:p>
          </table:table-cell>
          <table:table-cell table:style-name="ce7"/>
          <table:table-cell table:style-name="ce9" office:value-type="string" calcext:value-type="string">
            <text:p>Se ruteo todo el PCB nuevamante para </text:p>
            <text:p>Solucionar esto.</text:p>
          </table:table-cell>
          <table:table-cell table:number-columns-repeated="1019"/>
        </table:table-row>
        <table:table-row table:style-name="ro9">
          <table:table-cell table:style-name="ce2" table:number-columns-repeated="2"/>
          <table:table-cell table:style-name="ce4" office:value-type="string" calcext:value-type="string">
            <text:p>La pista en el plano de tierra que cruza las líneas de entrada al AD8232 deben evitarse (Entre R9 y R14), es mejor que corte menos el plano de tierra.</text:p>
          </table:table-cell>
          <table:table-cell table:style-name="ce7"/>
          <table:table-cell table:style-name="ce9" office:value-type="string" calcext:value-type="string">
            <text:p>Se ruteo todo el PCB nuevamante para </text:p>
            <text:p>Solucionar esto.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Fiduciales</text:p>
          </table:table-cell>
          <table:table-cell table:style-name="ce4" office:value-type="string" calcext:value-type="string">
            <text:p>Ok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0">
          <table:table-cell table:style-name="ce2"/>
          <table:table-cell table:style-name="ce1" office:value-type="string" calcext:value-type="string">
            <text:p>Placement</text:p>
          </table:table-cell>
          <table:table-cell table:style-name="ce4" office:value-type="string" calcext:value-type="string">
            <text:p>Me parece que se podría haber trabajado un poco mejor el placement para que no quede tan enredado el layout final.</text:p>
            <text:p>Me parece que C6, R17 y C7 se deben ubicar estratégicamente cerca del integrado y no en cualquier parte.</text:p>
            <text:p>Falta un poco de trabajo en la belleza de la placa (alineación de componentes).</text:p>
          </table:table-cell>
          <table:table-cell table:style-name="ce7"/>
          <table:table-cell table:style-name="ce9" office:value-type="string" calcext:value-type="string">
            <text:p>Se reubicaron componentes y se ruteo todo </text:p>
            <text:p>el PCB nuevamante para solucionar problema.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1" office:value-type="string" calcext:value-type="string">
            <text:p>Serigrafía</text:p>
          </table:table-cell>
          <table:table-cell table:style-name="ce4" office:value-type="string" calcext:value-type="string">
            <text:p>Serigrafía de referencia de U1 tiene propiedad de invisible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Dimensiones</text:p>
          </table:table-cell>
          <table:table-cell table:style-name="ce4" office:value-type="string" calcext:value-type="string">
            <text:p>Falta cotas en mm.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Vista 3D</text:p>
          </table:table-cell>
          <table:table-cell table:style-name="ce4" office:value-type="string" calcext:value-type="string">
            <text:p>No funciona.</text:p>
          </table:table-cell>
          <table:table-cell table:style-name="ce7"/>
          <table:table-cell table:style-name="ce9"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9:26:57.0035923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8-16T22:12:54.264418449</meta:creation-date>
    <dc:date>2016-08-22T19:29:14.937442624</dc:date>
    <meta:editing-duration>PT7M42S</meta:editing-duration>
    <meta:editing-cycles>5</meta:editing-cycles>
    <meta:generator>LibreOffice/5.1.4.2$Linux_X86_64 LibreOffice_project/10m0$Build-2</meta:generator>
    <meta:document-statistic meta:table-count="1" meta:cell-count="67" meta:object-count="0"/>
  </office:meta>
</office:document-meta>
</file>